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200000082085F568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0.25cm" fo:min-width="7cm" loext:decorative="false"/>
    </style:style>
    <style:style style:name="gr2" style:family="graphic" style:parent-style-name="objectwithoutfill">
      <style:graphic-properties svg:stroke-width="0.212cm" svg:stroke-color="#ff0000" draw:marker-start-width="0.518cm" draw:marker-end-width="0.518cm" draw:fill="none" draw:fill-color="#729fcf" draw:textarea-vertical-align="middle" fo:padding-top="0.231cm" fo:padding-bottom="0.231cm" fo:padding-left="0.356cm" fo:padding-right="0.356cm" loext:decorative="fals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25cm" fo:min-width="2.5cm" loext:decorative="false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1.75cm" fo:min-width="2cm" loext:decorative="false"/>
    </style:style>
    <style:style style:name="gr5" style:family="graphic" style:parent-style-name="objectwithoutfill">
      <style:graphic-properties svg:stroke-width="0.159cm" svg:stroke-color="#ff0000" draw:marker-start-width="0.438cm" draw:marker-end-width="0.438cm" draw:fill="none" draw:fill-color="#729fcf" draw:textarea-vertical-align="middle" fo:padding-top="0.204cm" fo:padding-bottom="0.204cm" fo:padding-left="0.329cm" fo:padding-right="0.329cm" loext:decorative="false"/>
    </style:style>
    <style:style style:name="gr6" style:family="graphic" style:parent-style-name="objectwithoutfill">
      <style:graphic-properties svg:stroke-width="0.106cm" svg:stroke-color="#ff0000" draw:marker-start-width="0.359cm" draw:marker-end-width="0.359cm" draw:fill="none" draw:fill-color="#729fcf" draw:textarea-vertical-align="middle" fo:padding-top="0.178cm" fo:padding-bottom="0.178cm" fo:padding-left="0.303cm" fo:padding-right="0.303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1.826cm" fo:min-width="3.176cm" draw:shadow="hidden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25cm" draw:shadow="hidden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319cm" draw:shadow="hidden" loext:decorative="false"/>
      <style:paragraph-properties style:writing-mode="lr-tb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458cm" fo:min-width="0.208cm" draw:shadow="hidden" loext:decorative="false"/>
    </style:style>
    <style:style style:name="gr12" style:family="graphic" style:parent-style-name="standard">
      <style:graphic-properties draw:stroke="none" draw:fill="none" fo:min-height="0.32cm" draw:shadow="hidden" loext:decorative="false"/>
      <style:paragraph-properties style:writing-mode="lr-tb"/>
    </style:style>
    <style:style style:name="gr13" style:family="graphic" style:parent-style-name="standard">
      <style:graphic-properties draw:fill-color="#afd095" draw:textarea-horizontal-align="justify" draw:textarea-vertical-align="middle" draw:auto-grow-height="false" fo:min-height="1.251cm" fo:min-width="0cm" draw:shadow="hidden" loext:decorative="false"/>
    </style:style>
    <style:style style:name="gr14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afd095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7.5cm" svg:height="10.5cm" svg:x="10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cm" svg:y1="12cm" svg:x2="10.5cm" svg:y2="6.5cm">
          <text:p/>
        </draw:line>
        <draw:custom-shape draw:style-name="gr3" draw:text-style-name="P1" draw:layer="layout" svg:width="3cm" svg:height="1.5cm" svg:x="13.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2cm" svg:x="10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5cm" svg:y1="2cm" svg:x2="10.5cm" svg:y2="6.5cm">
          <text:p/>
        </draw:line>
        <draw:line draw:style-name="gr5" draw:text-style-name="P2" draw:layer="layout" svg:x1="11cm" svg:y1="12cm" svg:x2="11cm" svg:y2="7cm">
          <text:p/>
        </draw:line>
        <draw:line draw:style-name="gr5" draw:text-style-name="P2" draw:layer="layout" svg:x1="17cm" svg:y1="2.5cm" svg:x2="11cm" svg:y2="7cm">
          <text:p/>
        </draw:line>
        <draw:line draw:style-name="gr6" draw:text-style-name="P2" draw:layer="layout" svg:x1="11.5cm" svg:y1="12cm" svg:x2="11.5cm" svg:y2="8.5cm">
          <text:p/>
        </draw:line>
        <draw:line draw:style-name="gr6" draw:text-style-name="P2" draw:layer="layout" svg:x1="15.5cm" svg:y1="8.5cm" svg:x2="11.5cm" svg:y2="8.5cm">
          <text:p/>
        </draw:line>
        <draw:line draw:style-name="gr6" draw:text-style-name="P2" draw:layer="layout" svg:x1="15.5cm" svg:y1="9cm" svg:x2="12cm" svg:y2="9cm">
          <text:p/>
        </draw:line>
        <draw:line draw:style-name="gr6" draw:text-style-name="P2" draw:layer="layout" svg:x1="12cm" svg:y1="12cm" svg:x2="12cm" svg:y2="9cm">
          <text:p/>
        </draw:line>
        <draw:line draw:style-name="gr6" draw:text-style-name="P2" draw:layer="layout" svg:x1="12.5cm" svg:y1="12cm" svg:x2="12.5cm" svg:y2="9.5cm">
          <text:p/>
        </draw:line>
        <draw:line draw:style-name="gr6" draw:text-style-name="P2" draw:layer="layout" svg:x1="15.5cm" svg:y1="9.5cm" svg:x2="12.5cm" svg:y2="9.5cm">
          <text:p/>
        </draw:line>
        <draw:line draw:style-name="gr6" draw:text-style-name="P2" draw:layer="layout" svg:x1="12.5cm" svg:y1="12cm" svg:x2="15.5cm" svg:y2="9.5cm">
          <text:p/>
        </draw:line>
        <draw:frame draw:style-name="gr7" draw:text-style-name="P3" draw:layer="layout" svg:width="3.9cm" svg:height="0.518cm" draw:transform="rotate (1.5707963267949) translate (16.756cm 12.2cm)">
          <draw:image xlink:href="Pictures/10000001000003D200000082085F5685.png" xlink:type="simple" xlink:show="embed" xlink:actuate="onLoad" draw:mime-type="image/png">
            <text:p/>
          </draw:image>
        </draw:frame>
        <draw:custom-shape draw:style-name="gr8" draw:text-style-name="P1" draw:layer="layout" svg:width="3.9cm" svg:height="2.3cm" svg:x="13.046cm" svg:y="5.7cm">
          <text:p/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draw:style-name="gr9" draw:text-style-name="P4" draw:layer="layout" svg:width="2.5cm" svg:height="0.569cm" svg:x="14cm" svg:y="7.5cm">
          <draw:text-box>
            <text:p><text:span text:style-name="T1">Super OLED</text:span></text:p>
          </draw:text-box>
        </draw:frame>
        <draw:frame draw:style-name="gr10" draw:text-style-name="P4" draw:layer="layout" svg:width="2.034cm" svg:height="0.569cm" draw:transform="rotate (1.5707963267949) translate (11.931cm 4.034cm)">
          <draw:text-box>
            <text:p><text:span text:style-name="T1">2W Power</text:span></text:p>
          </draw:text-box>
        </draw:frame>
        <draw:custom-shape draw:style-name="gr11" draw:text-style-name="P5" draw:layer="layout" svg:width="1cm" svg:height="1cm" svg:x="11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2.106cm" svg:height="0.57cm" draw:transform="rotate (0.742113997947989) translate (12.746cm 11.055cm)">
          <draw:text-box>
            <text:p><text:span text:style-name="T1">2500mAh</text:span></text:p>
          </draw:text-box>
        </draw:frame>
        <draw:frame draw:style-name="gr9" draw:text-style-name="P4" draw:layer="layout" svg:width="2.5cm" svg:height="0.569cm" svg:x="11.5cm" svg:y="8.431cm">
          <draw:text-box>
            <text:p><text:span text:style-name="T1">Auto Poweroff</text:span></text:p>
          </draw:text-box>
        </draw:frame>
        <draw:custom-shape draw:style-name="gr13" draw:text-style-name="P7" draw:layer="layout" svg:width="0.5cm" svg:height="1.5cm" svg:x="15cm" svg:y="10.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7" draw:layer="layout" svg:width="0.5cm" svg:height="1.5cm" svg:x="15.5cm" svg:y="10.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9" draw:text-style-name="P4" draw:layer="layout" svg:width="2.5cm" svg:height="0.569cm" draw:transform="rotate (0.62482787221397) translate (10.57cm 5.584cm)">
          <draw:text-box>
            <text:p><text:span text:style-name="T1">OpenSource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21:59:33.802764656</meta:creation-date>
    <dc:date>2024-06-20T22:27:41.973602692</dc:date>
    <meta:editing-duration>PT28M1S</meta:editing-duration>
    <meta:editing-cycles>12</meta:editing-cycles>
    <meta:generator>LibreOffice/24.2.4.2$Linux_X86_64 LibreOffice_project/420$Build-2</meta:generator>
    <meta:document-statistic meta:object-count="47"/>
  </office:meta>
</office:document-meta>
</file>